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3de" officeooo:paragraph-rsid="000463de"/>
    </style:style>
    <style:style style:name="P2" style:family="paragraph" style:parent-style-name="Standard">
      <style:text-properties officeooo:rsid="00049995" officeooo:paragraph-rsid="00049995"/>
    </style:style>
    <style:style style:name="P3" style:family="paragraph" style:parent-style-name="Standard">
      <style:text-properties officeooo:rsid="00077c1d" officeooo:paragraph-rsid="00077c1d"/>
    </style:style>
    <style:style style:name="P4" style:family="paragraph" style:parent-style-name="Standard">
      <style:text-properties officeooo:rsid="00093540" officeooo:paragraph-rsid="00093540"/>
    </style:style>
    <style:style style:name="P5" style:family="paragraph" style:parent-style-name="Standard">
      <style:text-properties officeooo:rsid="0009f028" officeooo:paragraph-rsid="0009f028"/>
    </style:style>
    <style:style style:name="T1" style:family="text">
      <style:text-properties officeooo:rsid="00065547"/>
    </style:style>
    <style:style style:name="T2" style:family="text">
      <style:text-properties officeooo:rsid="00093540"/>
    </style:style>
    <style:style style:name="T3" style:family="text">
      <style:text-properties officeooo:rsid="0009e5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Members: Isaac Supeene and Braeden Soetaert</text:p>
      <text:p text:style-name="P1"/>
      <text:p text:style-name="P2">Exercise 1: Shell</text:p>
      <text:p text:style-name="P2"/>
      <text:p text:style-name="P5">Shell does not do input processing. The shell just runs programs that exist using the exec command. An application layer would need to be placed over top of our shell to implement non system program commands as well as to do things such as making exit call shell.close. We also no longer use the ruby shell class as </text:p>
      <text:p text:style-name="P2"/>
      <text:p text:style-name="P2">Exercise 2: Timed Printout</text:p>
      <text:p text:style-name="P2"/>
      <text:p text:style-name="P3">Renamed the <text:span text:style-name="T2">module to DelayedAction from TimedPrinout because the module can now handle a delayed block rather than just a delayed print. </text:span></text:p>
      <text:p text:style-name="P3"/>
      <text:p text:style-name="P4">Current flaw is that it creates a new process for each delayed action. Tried to change this to using threads but ruby threads don't understand that the C nanosleep we are calling is in fact a sleep routine.</text:p>
      <text:p text:style-name="P2"/>
      <text:p text:style-name="P2">Exercise 3: <text:span text:style-name="T1">File Tracker</text:span></text:p>
      <text:p text:style-name="P2"/>
      <text:p text:style-name="P4">Changed <text:span text:style-name="T3">from planning to use the inotify library to a loop that checks for file changes every so often. This was done for simplicity as there was no simple way to call the inotify library from rub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51:25.625093732</meta:creation-date>
    <meta:generator>LibreOffice/4.2.6.3$Linux_X86_64 LibreOffice_project/420m0$Build-3</meta:generator>
    <dc:date>2014-10-22T22:08:51.049737521</dc:date>
    <meta:editing-duration>P0D</meta:editing-duration>
    <meta:editing-cycles>1</meta:editing-cycles>
    <meta:document-statistic meta:table-count="0" meta:image-count="0" meta:object-count="0" meta:page-count="1" meta:paragraph-count="8" meta:word-count="174" meta:character-count="976" meta:non-whitespace-character-count="808"/>
  </office:meta>
</office:document-meta>
</file>